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7c6ea" officeooo:paragraph-rsid="0007c6ea" style:font-weight-asian="normal" style:font-weight-complex="normal"/>
    </style:style>
    <style:style style:name="P2" style:family="paragraph" style:parent-style-name="Standard">
      <style:text-properties fo:font-weight="normal" officeooo:rsid="0000d8d9" officeooo:paragraph-rsid="0000d8d9" style:font-weight-asian="normal" style:font-weight-complex="normal"/>
    </style:style>
    <style:style style:name="P3" style:family="paragraph" style:parent-style-name="Standard">
      <style:text-properties fo:font-weight="bold" officeooo:rsid="0000d8d9" officeooo:paragraph-rsid="0000d8d9" style:font-weight-asian="bold" style:font-weight-complex="bold"/>
    </style:style>
    <style:style style:name="P4" style:family="paragraph" style:parent-style-name="Standard">
      <style:text-properties officeooo:rsid="0000d8d9" officeooo:paragraph-rsid="0000d8d9"/>
    </style:style>
    <style:style style:name="P5" style:family="paragraph" style:parent-style-name="Standard">
      <style:text-properties officeooo:rsid="00027a13" officeooo:paragraph-rsid="00027a13"/>
    </style:style>
    <style:style style:name="P6" style:family="paragraph" style:parent-style-name="Standard">
      <style:text-properties officeooo:rsid="0005d019" officeooo:paragraph-rsid="0005d019"/>
    </style:style>
    <style:style style:name="P7" style:family="paragraph" style:parent-style-name="Standard">
      <style:text-properties fo:font-style="italic" officeooo:rsid="0005d019" officeooo:paragraph-rsid="0005d019" style:font-style-asian="italic" style:font-style-complex="italic"/>
    </style:style>
    <style:style style:name="P8" style:family="paragraph" style:parent-style-name="Standard">
      <style:text-properties officeooo:rsid="000409e6" officeooo:paragraph-rsid="000409e6"/>
    </style:style>
    <style:style style:name="P9" style:family="paragraph" style:parent-style-name="Standard">
      <style:text-properties officeooo:paragraph-rsid="000409e6"/>
    </style:style>
    <style:style style:name="P10" style:family="paragraph" style:parent-style-name="Standard">
      <style:text-properties fo:color="#ffffff" loext:opacity="100%" fo:font-style="italic" officeooo:paragraph-rsid="000409e6" style:font-style-asian="italic" style:font-style-complex="italic"/>
    </style:style>
    <style:style style:name="P11" style:family="paragraph" style:parent-style-name="Standard">
      <style:text-properties fo:font-style="italic" officeooo:paragraph-rsid="000409e6" style:font-style-asian="italic" style:font-style-complex="italic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0d8d9" officeooo:paragraph-rsid="0000d8d9" style:font-weight-asian="bold" style:font-weight-complex="bold"/>
    </style:style>
    <style:style style:name="P13" style:family="paragraph" style:parent-style-name="Standard">
      <style:text-properties officeooo:rsid="000018ee" officeooo:paragraph-rsid="000018ee"/>
    </style:style>
    <style:style style:name="P14" style:family="paragraph" style:parent-style-name="Standard">
      <style:text-properties fo:font-weight="normal" officeooo:rsid="000018ee" officeooo:paragraph-rsid="000018ee" style:font-weight-asian="normal" style:font-weight-complex="normal"/>
    </style:style>
    <style:style style:name="P15" style:family="paragraph" style:parent-style-name="Standard">
      <style:text-properties officeooo:rsid="000b6f82" officeooo:paragraph-rsid="000b6f82"/>
    </style:style>
    <style:style style:name="P16" style:family="paragraph" style:parent-style-name="Standard">
      <style:text-properties officeooo:rsid="000f30d7" officeooo:paragraph-rsid="000f30d7"/>
    </style:style>
    <style:style style:name="T1" style:family="text">
      <style:text-properties officeooo:rsid="00099aa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409e6"/>
    </style:style>
    <style:style style:name="T4" style:family="text">
      <style:text-properties officeooo:rsid="0005d019"/>
    </style:style>
    <style:style style:name="T5" style:family="text">
      <style:text-properties style:text-underline-style="solid" style:text-underline-width="auto" style:text-underline-color="font-color" officeooo:rsid="0005d019"/>
    </style:style>
    <style:style style:name="T6" style:family="text">
      <style:text-properties officeooo:rsid="0007c6ea"/>
    </style:style>
    <style:style style:name="T7" style:family="text">
      <style:text-properties fo:color="#ffffff" loext:opacity="100%" fo:font-style="italic" style:font-style-asian="italic" style:font-style-complex="italic"/>
    </style:style>
    <style:style style:name="T8" style:family="text">
      <style:text-properties fo:color="#ffffff" loext:opacity="100%"/>
    </style:style>
    <style:style style:name="T9" style:family="text">
      <style:text-properties style:use-window-font-color="true" loext:opacity="0%" fo:font-family="'Lucida Console'" style:font-family-generic="roman" style:font-pitch="variable" fo:font-size="9pt" style:font-size-asian="9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officeooo:rsid="0000d8d9" style:font-weight-asian="bold" style:font-weight-complex="bold"/>
    </style:style>
    <style:style style:name="T12" style:family="text">
      <style:text-properties officeooo:rsid="0000d8d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06da3b"/>
    </style:style>
    <style:style style:name="T16" style:family="text">
      <style:text-properties officeooo:rsid="000f30d7"/>
    </style:style>
    <style:style style:name="T17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more detailed breakdown of using github in R found here <text:span text:style-name="T1">(installation section)</text:span>: <text:span text:style-name="T2">https://happygitwithr.com/install-git</text:span></text:p>
      <text:p text:style-name="P2"/>
      <text:p text:style-name="P3">Setup github with R studio:</text:p>
      <text:p text:style-name="P4"/>
      <text:p text:style-name="P5">1.<text:span text:style-name="T3">Install Git </text:span><text:span text:style-name="T4">(</text:span><text:span text:style-name="T5">https://git-scm.com/downloads</text:span><text:span text:style-name="T4">)</text:span></text:p>
      <text:p text:style-name="P5"/>
      <text:p text:style-name="P6">1.5. In R studio: Tools – global options – Git/SVN – Ensure git.exe is correctly specified</text:p>
      <text:p text:style-name="P6"><text:tab/>In command prompt (CMD) you can check where git is installed by typing: <text:s text:c="2"/></text:p>
      <text:p text:style-name="P7"><text:tab/><text:tab/>git --exec-path</text:p>
      <text:p text:style-name="P5"/>
      <text:p text:style-name="P8">2. Open gitbash/<text:span text:style-name="T4">terminal in R studio </text:span><text:span text:style-name="T6">(tools – terminal – new terminal). Type:</text:span></text:p>
      <text:p text:style-name="P9"><text:span text:style-name="T3"><text:tab/></text:span><text:span text:style-name="T7">git config --global user.name YOUR NAME </text:span></text:p>
      <text:p text:style-name="P10"><text:tab/>git config --global user.email YOUR EMAIL </text:p>
      <text:p text:style-name="P11"><text:span text:style-name="T8"><text:tab/>Set default branch to main git config --global init.default branch main</text:span> </text:p>
      <text:p text:style-name="P9"/>
      <text:p text:style-name="P6">3. Check login</text:p>
      <text:p text:style-name="P6"><text:tab/><text:span text:style-name="T9">git config user.email</text:span></text:p>
      <text:p text:style-name="P6"><text:span text:style-name="Source_20_Text"><text:tab/></text:span><text:span text:style-name="Source_20_Text"><text:span text:style-name="T10">git config user.email</text:span></text:span></text:p>
      <text:p text:style-name="P6"/>
      <text:p text:style-name="Standard"/>
      <text:p text:style-name="P12">To contribute to github:</text:p>
      <text:p text:style-name="Standard"/>
      <text:p text:style-name="P13">1. <text:span text:style-name="T11">On github:</text:span><text:span text:style-name="T12"> </text:span>Top right – <text:span text:style-name="T13">Folk the repository</text:span> (creates an exact copy <text:span text:style-name="T12">you</text:span> will have <text:span text:style-name="T12">full </text:span>agency over).</text:p>
      <text:p text:style-name="P13"/>
      <text:p text:style-name="P13">2. Click <text:span text:style-name="T13">Code and </text:span><text:span text:style-name="T14">copy the url</text:span></text:p>
      <text:p text:style-name="P14"/>
      <text:p text:style-name="P14">3. <text:span text:style-name="T13">Open R studio </text:span>– File - New project – version control – clone</text:p>
      <text:p text:style-name="P14"><text:tab/>Copy URL to top box</text:p>
      <text:p text:style-name="P14"><text:tab/>Give a name to the file</text:p>
      <text:p text:style-name="P14"><text:tab/>Ensure it is saved <text:span text:style-name="T15">to desired directory</text:span></text:p>
      <text:p text:style-name="P14"/>
      <text:p text:style-name="P14">4. Make a small change to an R script</text:p>
      <text:p text:style-name="P14"/>
      <text:p text:style-name="P14">5. commit and push</text:p>
      <text:p text:style-name="P14"/>
      <text:p text:style-name="P14">6. On github: Contribute – Open pull request</text:p>
      <text:p text:style-name="P13"/>
      <text:p text:style-name="P13"/>
      <text:p text:style-name="P15"><text:span text:style-name="T13">Note: </text:span>If you ever need to terminate a git process, <text:span text:style-name="T16">in terminal</text:span> use: <text:span text:style-name="Source_20_Text"><text:span text:style-name="T17">rm .git/index.lock</text:span></text:span></text:p>
      <text:p text:style-name="P15"><text:s/>in Rstudio terminal or gitbash</text:p>
      <text:p text:style-name="P15"/>
      <text:p text:style-name="P16">Note: To undo a commit, in terminal use: <text:span text:style-name="Source_20_Text"><text:span text:style-name="T17">git reset HEAD~</text:span></text:span></text:p>
      <text:p text:style-name="P16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7:31:11.464763500</meta:creation-date>
    <dc:date>2025-09-01T01:11:24.692894500</dc:date>
    <meta:editing-duration>PT21M43S</meta:editing-duration>
    <meta:editing-cycles>8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26" meta:word-count="206" meta:character-count="1239" meta:non-whitespace-character-count="1035"/>
  </office:meta>
</office:document-meta>
</file>